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draw:stroke="non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e2f0d9" draw:opacity="1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graphic" style:name="a481" style:parent-style-name="Graphics">
      <style:graphic-properties draw:fill="none" draw:stroke="none"/>
    </style:style>
    <style:style style:family="text" style:name="a52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draw:stroke="non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 style:parent-style-name="Graphics">
      <style:graphic-properties draw:fill="none" draw:stroke="none"/>
    </style:style>
    <style:style style:family="drawing-page" style:name="a380">
      <style:drawing-page-properties draw:fill="solid" draw:fill-color="#deebf7" draw:opacity="2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e2f0d9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.02946in" draw:shadow-offset-y="0.02946in" draw:shadow-color="#203864" draw:shadow-opacity="60%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80" draw:master-page-name="Master1-Layout1-title-Title-Slide" presentation:presentation-page-layout-name="Master1-PPL1" draw:id="Slide-257">
        <draw:frame draw:id="id63" draw:style-name="a381" draw:name="Picture 6" svg:x="12.83823in" svg:y="7.03268in" svg:width="0.37745in" svg:height="0.37745in" style:rel-width="scale" style:rel-height="scale">
          <draw:image xlink:href="media/image1.png" xlink:type="simple" xlink:show="embed" xlink:actuate="onLoad"/>
          <svg:title/>
          <svg:desc/>
        </draw:frame>
        <draw:custom-shape svg:x="10.45881in" svg:y="0.57238in" svg:width="2.68283in" svg:height="1.455in" draw:id="id64" draw:style-name="a384" draw:name="Rectangle: Rounded Corners 18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5881in" svg:y="2.20191in" svg:width="2.68283in" svg:height="1.455in" draw:id="id65" draw:style-name="a387" draw:name="Rectangle: Rounded Corners 19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5881in" svg:y="3.83143in" svg:width="2.68283in" svg:height="1.455in" draw:id="id66" draw:style-name="a390" draw:name="Rectangle: Rounded Corners 2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6178in" svg:y="5.46095in" svg:width="2.68283in" svg:height="1.455in" draw:id="id67" draw:style-name="a393" draw:name="Rectangle: Rounded Corners 21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0.57238in" svg:width="2.68283in" svg:height="2.76498in" draw:id="id68" draw:style-name="a396" draw:name="Rectangle: Rounded Corners 26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4861in" svg:y="1.17542in" svg:width="5.38411in" svg:height="2.76498in" draw:id="id69" draw:style-name="a399" draw:name="Rectangle: Rounded Corners 33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4861in" svg:y="4.15098in" svg:width="5.38411in" svg:height="2.76498in" draw:id="id70" draw:style-name="a402" draw:name="Rectangle: Rounded Corners 3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3.5298in" svg:width="4.36757in" svg:height="3.38615in" draw:id="id71" draw:style-name="a405" draw:name="Rectangle: Rounded Corners 38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2" draw:style-name="a413" draw:name="TextBox 39" svg:x="6.45445in" svg:y="0.16134in" svg:width="2.1062in" svg:height="0.90879in">
          <draw:text-box>
            <text:p text:style-name="a407" text:class-names="" text:cond-style-name=""><text:span text:style-name="a406" text:class-names="">Healthcare</text:span></text:p>
            <text:p text:style-name="a412" text:class-names="" text:cond-style-name=""><text:span text:style-name="a408" text:class-names="">Doctors -</text:span><text:span text:style-name="a409" text:class-names=""><text:s text:c="1"/></text:span><text:span text:style-name="a410" text:class-names="">ED</text:span><text:span text:style-name="a411" text:class-names="">A</text:span></text:p>
          </draw:text-box>
          <svg:title/>
          <svg:desc/>
        </draw:frame>
        <draw:custom-shape svg:x="3.06787in" svg:y="0.57553in" svg:width="1.50553in" svg:height="1.23242in" draw:id="id73" draw:style-name="a416" draw:name="Rectangle: Rounded Corners 4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6787in" svg:y="2.10495in" svg:width="1.50553in" svg:height="1.23242in" draw:id="id74" draw:style-name="a419" draw:name="Rectangle: Rounded Corners 42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4" draw:style-name="a420" draw:master-page-name="Master1-Layout1-title-Title-Slide" presentation:presentation-page-layout-name="Master1-PPL1" draw:id="Slide-259">
        <draw:frame draw:id="id75" draw:style-name="a421" draw:name="Picture 6" svg:x="12.83823in" svg:y="7.03268in" svg:width="0.37745in" svg:height="0.37745in" style:rel-width="scale" style:rel-height="scale">
          <draw:image xlink:href="media/image1.png" xlink:type="simple" xlink:show="embed" xlink:actuate="onLoad"/>
          <svg:title/>
          <svg:desc/>
        </draw:frame>
        <draw:custom-shape svg:x="10.45881in" svg:y="0.57238in" svg:width="2.68283in" svg:height="1.455in" draw:id="id76" draw:style-name="a424" draw:name="Rectangle: Rounded Corners 1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5881in" svg:y="2.20191in" svg:width="2.68283in" svg:height="1.455in" draw:id="id77" draw:style-name="a427" draw:name="Rectangle: Rounded Corners 19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5881in" svg:y="3.83143in" svg:width="2.68283in" svg:height="1.455in" draw:id="id78" draw:style-name="a430" draw:name="Rectangle: Rounded Corners 2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6178in" svg:y="5.46095in" svg:width="2.68283in" svg:height="1.455in" draw:id="id79" draw:style-name="a433" draw:name="Rectangle: Rounded Corners 21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0.57238in" svg:width="2.68283in" svg:height="2.76498in" draw:id="id80" draw:style-name="a436" draw:name="Rectangle: Rounded Corners 26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4861in" svg:y="1.17542in" svg:width="5.38411in" svg:height="2.76498in" draw:id="id81" draw:style-name="a439" draw:name="Rectangle: Rounded Corners 33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5.28643in" svg:width="4.36757in" svg:height="1.62952in" draw:id="id82" draw:style-name="a442" draw:name="Rectangle: Rounded Corners 38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3" draw:style-name="a450" draw:name="TextBox 39" svg:x="6.45445in" svg:y="0.16134in" svg:width="2.1062in" svg:height="0.90879in">
          <draw:text-box>
            <text:p text:style-name="a444" text:class-names="" text:cond-style-name=""><text:span text:style-name="a443" text:class-names="">Healthcare</text:span></text:p>
            <text:p text:style-name="a449" text:class-names="" text:cond-style-name=""><text:span text:style-name="a445" text:class-names="">Doctors -</text:span><text:span text:style-name="a446" text:class-names=""><text:s text:c="1"/></text:span><text:span text:style-name="a447" text:class-names="">ED</text:span><text:span text:style-name="a448" text:class-names="">A</text:span></text:p>
          </draw:text-box>
          <svg:title/>
          <svg:desc/>
        </draw:frame>
        <draw:custom-shape svg:x="3.06787in" svg:y="0.57553in" svg:width="1.50553in" svg:height="1.23242in" draw:id="id84" draw:style-name="a453" draw:name="Rectangle: Rounded Corners 40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6787in" svg:y="2.10495in" svg:width="1.50553in" svg:height="1.23242in" draw:id="id85" draw:style-name="a456" draw:name="Rectangle: Rounded Corners 42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3.49714in" svg:width="4.36757in" svg:height="1.62952in" draw:id="id86" draw:style-name="a459" draw:name="Rectangle: Rounded Corners 1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4861in" svg:y="4.15098in" svg:width="2.56861in" svg:height="2.76498in" draw:id="id87" draw:style-name="a462" draw:name="Rectangle: Rounded Corners 2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59789in" svg:y="4.15098in" svg:width="2.56861in" svg:height="2.76498in" draw:id="id88" draw:style-name="a465" draw:name="Rectangle: Rounded Corners 3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9" draw:style-name="a471" draw:name="TextBox 9" svg:x="3.58641in" svg:y="0.89619in" svg:width="0.99455in" svg:height="0.70684in">
          <draw:text-box>
            <text:p text:style-name="a467" text:class-names="" text:cond-style-name=""><text:span text:style-name="a466" text:class-names="">Doctors</text:span></text:p>
            <text:p text:style-name="a470" text:class-names="" text:cond-style-name=""><text:span text:style-name="a468" text:class-names="">ED</text:span><text:span text:style-name="a469" text:class-names="">A</text:span></text:p>
          </draw:text-box>
          <svg:title/>
          <svg:desc/>
        </draw:frame>
        <draw:frame draw:id="id90" draw:style-name="a472" draw:name="Graphic 12" svg:x="3.0276in" svg:y="2.38411in" svg:width="0.645in" svg:height="0.645in" style:rel-width="scale" style:rel-height="scale">
          <draw:image xlink:href="media/image2.svg" xlink:type="simple" xlink:show="embed" xlink:actuate="onLoad"/>
          <svg:title/>
          <svg:desc>Cough outline</svg:desc>
        </draw:frame>
        <draw:frame draw:id="id91" draw:style-name="a473" draw:name="Graphic 14" svg:x="3.03959in" svg:y="0.89218in" svg:width="0.70684in" svg:height="0.70684in" style:rel-width="scale" style:rel-height="scale">
          <draw:image xlink:href="media/image3.svg" xlink:type="simple" xlink:show="embed" xlink:actuate="onLoad"/>
          <svg:title/>
          <svg:desc>Stethoscope outline</svg:desc>
        </draw:frame>
        <draw:frame draw:id="id92" draw:style-name="a479" draw:name="TextBox 15" svg:x="3.55532in" svg:y="2.32227in" svg:width="1.02564in" svg:height="0.70684in">
          <draw:text-box>
            <text:p text:style-name="a475" text:class-names="" text:cond-style-name=""><text:span text:style-name="a474" text:class-names="">Patients</text:span></text:p>
            <text:p text:style-name="a478" text:class-names="" text:cond-style-name=""><text:span text:style-name="a476" text:class-names="">ED</text:span><text:span text:style-name="a477" text:class-names="">A</text:span></text:p>
          </draw:text-box>
          <svg:title/>
          <svg:desc/>
        </draw:frame>
      </draw:page>
      <draw:page draw:name="Slide3" draw:style-name="a480" draw:master-page-name="Master1-Layout1-title-Title-Slide" presentation:presentation-page-layout-name="Master1-PPL1" draw:id="Slide-258">
        <draw:frame draw:id="id93" draw:style-name="a481" draw:name="Picture 6" svg:x="12.83823in" svg:y="7.03268in" svg:width="0.37745in" svg:height="0.37745in" style:rel-width="scale" style:rel-height="scale">
          <draw:image xlink:href="media/image1.png" xlink:type="simple" xlink:show="embed" xlink:actuate="onLoad"/>
          <svg:title/>
          <svg:desc/>
        </draw:frame>
        <draw:custom-shape svg:x="10.45881in" svg:y="0.57238in" svg:width="2.68283in" svg:height="1.455in" draw:id="id94" draw:style-name="a484" draw:name="Rectangle: Rounded Corners 18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5881in" svg:y="2.20191in" svg:width="2.68283in" svg:height="1.455in" draw:id="id95" draw:style-name="a487" draw:name="Rectangle: Rounded Corners 19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5881in" svg:y="3.83143in" svg:width="2.68283in" svg:height="1.455in" draw:id="id96" draw:style-name="a490" draw:name="Rectangle: Rounded Corners 20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6178in" svg:y="5.46095in" svg:width="2.68283in" svg:height="1.455in" draw:id="id97" draw:style-name="a493" draw:name="Rectangle: Rounded Corners 21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0.57238in" svg:width="2.68283in" svg:height="2.76498in" draw:id="id98" draw:style-name="a496" draw:name="Rectangle: Rounded Corners 26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4861in" svg:y="1.17542in" svg:width="5.38411in" svg:height="2.76498in" draw:id="id99" draw:style-name="a499" draw:name="Rectangle: Rounded Corners 33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4861in" svg:y="4.15098in" svg:width="5.38411in" svg:height="2.76498in" draw:id="id100" draw:style-name="a502" draw:name="Rectangle: Rounded Corners 37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18873in" svg:y="3.5298in" svg:width="4.36757in" svg:height="3.38615in" draw:id="id101" draw:style-name="a505" draw:name="Rectangle: Rounded Corners 38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2" draw:style-name="a513" draw:name="TextBox 39" svg:x="6.42563in" svg:y="0.16134in" svg:width="2.16384in" svg:height="0.90879in">
          <draw:text-box>
            <text:p text:style-name="a507" text:class-names="" text:cond-style-name=""><text:span text:style-name="a506" text:class-names="">Healthcare</text:span></text:p>
            <text:p text:style-name="a512" text:class-names="" text:cond-style-name=""><text:span text:style-name="a508" text:class-names="">Patients -</text:span><text:span text:style-name="a509" text:class-names=""><text:s text:c="1"/></text:span><text:span text:style-name="a510" text:class-names="">ED</text:span><text:span text:style-name="a511" text:class-names="">A</text:span></text:p>
          </draw:text-box>
          <svg:title/>
          <svg:desc/>
        </draw:frame>
        <draw:custom-shape svg:x="3.06787in" svg:y="0.57553in" svg:width="1.50553in" svg:height="1.23242in" draw:id="id103" draw:style-name="a516" draw:name="Rectangle: Rounded Corners 40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06787in" svg:y="2.10495in" svg:width="1.50553in" svg:height="1.23242in" draw:id="id104" draw:style-name="a519" draw:name="Rectangle: Rounded Corners 42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05" draw:style-name="a525" draw:name="TextBox 1" svg:x="3.58641in" svg:y="0.89619in" svg:width="0.99455in" svg:height="0.70684in">
          <draw:text-box>
            <text:p text:style-name="a521" text:class-names="" text:cond-style-name=""><text:span text:style-name="a520" text:class-names="">Doctors</text:span></text:p>
            <text:p text:style-name="a524" text:class-names="" text:cond-style-name=""><text:span text:style-name="a522" text:class-names="">ED</text:span><text:span text:style-name="a523" text:class-names="">A</text:span></text:p>
          </draw:text-box>
          <svg:title/>
          <svg:desc/>
        </draw:frame>
        <draw:frame draw:id="id106" draw:style-name="a526" draw:name="Graphic 2" svg:x="3.0276in" svg:y="2.38411in" svg:width="0.645in" svg:height="0.645in" style:rel-width="scale" style:rel-height="scale">
          <draw:image xlink:href="media/image2.svg" xlink:type="simple" xlink:show="embed" xlink:actuate="onLoad"/>
          <svg:title/>
          <svg:desc>Cough outline</svg:desc>
        </draw:frame>
        <draw:frame draw:id="id107" draw:style-name="a527" draw:name="Graphic 3" svg:x="3.03959in" svg:y="0.89218in" svg:width="0.70684in" svg:height="0.70684in" style:rel-width="scale" style:rel-height="scale">
          <draw:image xlink:href="media/image3.svg" xlink:type="simple" xlink:show="embed" xlink:actuate="onLoad"/>
          <svg:title/>
          <svg:desc>Stethoscope outline</svg:desc>
        </draw:frame>
        <draw:frame draw:id="id108" draw:style-name="a533" draw:name="TextBox 4" svg:x="3.55532in" svg:y="2.32227in" svg:width="1.02564in" svg:height="0.70684in">
          <draw:text-box>
            <text:p text:style-name="a529" text:class-names="" text:cond-style-name=""><text:span text:style-name="a528" text:class-names="">Patients</text:span></text:p>
            <text:p text:style-name="a532" text:class-names="" text:cond-style-name=""><text:span text:style-name="a530" text:class-names="">ED</text:span><text:span text:style-name="a531" text:class-names="">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aercio Santos Lima</meta:initial-creator>
    <dc:creator>Laercio Santos Lima</dc:creator>
    <meta:creation-date>2023-04-06T20:50:09Z</meta:creation-date>
    <dc:date>2023-04-07T15:57:24Z</dc:date>
    <meta:editing-cycles>1</meta:editing-cycles>
    <meta:editing-duration>PT68834S</meta:editing-duration>
    <meta:document-statistic meta:paragraph-count="14" meta:word-count="20"/>
  </office:meta>
</office:document-meta>
</file>